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a58c4" officeooo:paragraph-rsid="001a58c4"/>
    </style:style>
    <style:style style:name="P2" style:family="paragraph" style:parent-style-name="Standard">
      <style:paragraph-properties fo:line-height="150%"/>
      <style:text-properties style:font-name="Times New Roman" officeooo:rsid="001a58c4" officeooo:paragraph-rsid="001a58c4"/>
    </style:style>
    <style:style style:name="P3" style:family="paragraph" style:parent-style-name="Standard">
      <style:paragraph-properties fo:line-height="150%"/>
      <style:text-properties style:font-name="Times New Roman" officeooo:rsid="001a58c4" officeooo:paragraph-rsid="001f409d"/>
    </style:style>
    <style:style style:name="P4" style:family="paragraph" style:parent-style-name="Standard">
      <style:paragraph-properties fo:line-height="150%"/>
      <style:text-properties style:font-name="Times New Roman" officeooo:rsid="001e217a" officeooo:paragraph-rsid="001f409d"/>
    </style:style>
    <style:style style:name="T1" style:family="text">
      <style:text-properties officeooo:rsid="001c384a"/>
    </style:style>
    <style:style style:name="T2" style:family="text">
      <style:text-properties officeooo:rsid="001e217a"/>
    </style:style>
    <style:style style:name="T3" style:family="text">
      <style:text-properties officeooo:rsid="001fdf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Database </text:span>Design Document</text:p>
      <text:p text:style-name="P1"/>
      <text:p text:style-name="P2"><text:tab/><text:span text:style-name="T1">The database I created got more and more drawn out as I thought about it. Initially, I had five tables; Employees, Departments, Computers, ComputerModels, and ComputerHistory. The ComputerHistory table connects the Employees table and the Computers table, as well as keeping a start and end date so that there is a record of who had a computer, and when. Additional data could be added to the ComputerHistory or Computers table such as maintenance dates, further tables about incidents with any given computer, and type of operating system. This is not included, because I did not consider it worth including, as it wasn't asked for, but I did think about other uses this database might have or need.</text:span></text:p>
      <text:p text:style-name="P2"><text:tab/><text:span text:style-name="T1">In my original idea of the ComputerModels table, it only included an artificial key, a brand, and whether or not the given computer was a desktop model. Then, I realized cost might need to be included. This was not as significant as the next decision I made, which was to include what parts the computer’s had. I thought that this may make repairs and replacing easier, and to know where unnecessary costs were. I suppose it could have been normalized using a model number and just the manufacturer, but I thought it would be a bit more interesting to expand out my tables the way I did. I divided parts into GPU, Memory, Disks, and CPU, and gave them each their own table with some general information, but additional data could be added such as the clock speed of components. Finally, each of these tables also has a ManufacturerID for a foreign key, which has its own table as well. This was to store duplicate manufacturers, so that there would not be repetitive data in the table about each individual part.</text:span></text:p>
      <text:p text:style-name="P3"><text:tab/><text:span text:style-name="T2">For keeping track of departments, I made that its own table, then, to keep track of supervisors, I had their own table for that, where Employees has data about whether they are a supervisor as well, just as some assurance. However, the supervisorID in the Employees table is to be used to find who that person’s supervisor is. </text:span></text:p>
      <text:p text:style-name="P4"><text:tab/>If there are any other questions I can still answer on the database,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7:44:49.028936753</meta:creation-date>
    <dc:date>2019-03-03T14:17:44.553056419</dc:date>
    <meta:editing-duration>PT6M51S</meta:editing-duration>
    <meta:editing-cycles>3</meta:editing-cycles>
    <meta:generator>LibreOffice/6.2.0.3$Linux_X86_64 LibreOffice_project/20$Build-3</meta:generator>
    <meta:document-statistic meta:table-count="0" meta:image-count="0" meta:object-count="0" meta:page-count="1" meta:paragraph-count="5" meta:word-count="376" meta:character-count="2155" meta:non-whitespace-character-count="1779"/>
  </office:meta>
</office:document-meta>
</file>